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3.08pt" svg:y="45.01pt">
            <loext:p draw:notify-on-update-of-ranges="Sheet1.A23:Sheet1.A23 Sheet1.A1:Sheet1.A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0.26pt" svg:y="122.54pt">
            <loext:p draw:notify-on-update-of-ranges="Sheet1.C23:Sheet1.C23 Sheet1.C1:Sheet1.C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773208391666412" calcext:value-type="float">
            <text:p>0.0773208392</text:p>
          </table:table-cell>
          <table:table-cell/>
          <table:table-cell office:value-type="float" office:value="0.777663894706007" calcext:value-type="float">
            <text:p>0.7776638947</text:p>
          </table:table-cell>
        </table:table-row>
        <table:table-row table:style-name="ro1">
          <table:table-cell office:value-type="float" office:value="0.0723942458629608" calcext:value-type="float">
            <text:p>0.0723942459</text:p>
          </table:table-cell>
          <table:table-cell/>
          <table:table-cell office:value-type="float" office:value="0.829266132995509" calcext:value-type="float">
            <text:p>0.829266133</text:p>
          </table:table-cell>
        </table:table-row>
        <table:table-row table:style-name="ro1">
          <table:table-cell office:value-type="float" office:value="0.0719553899765015" calcext:value-type="float">
            <text:p>0.07195539</text:p>
          </table:table-cell>
          <table:table-cell/>
          <table:table-cell office:value-type="float" office:value="0.833862807539541" calcext:value-type="float">
            <text:p>0.8338628075</text:p>
          </table:table-cell>
        </table:table-row>
        <table:table-row table:style-name="ro1">
          <table:table-cell office:value-type="float" office:value="0.0719553899765015" calcext:value-type="float">
            <text:p>0.07195539</text:p>
          </table:table-cell>
          <table:table-cell/>
          <table:table-cell office:value-type="float" office:value="0.833862807539541" calcext:value-type="float">
            <text:p>0.8338628075</text:p>
          </table:table-cell>
        </table:table-row>
        <table:table-row table:style-name="ro1">
          <table:table-cell office:value-type="float" office:value="0.0734148922562599" calcext:value-type="float">
            <text:p>0.0734148923</text:p>
          </table:table-cell>
          <table:table-cell/>
          <table:table-cell office:value-type="float" office:value="0.818575654778646" calcext:value-type="float">
            <text:p>0.8185756548</text:p>
          </table:table-cell>
        </table:table-row>
        <table:table-row table:style-name="ro1">
          <table:table-cell office:value-type="float" office:value="0.0787193024158478" calcext:value-type="float">
            <text:p>0.0787193024</text:p>
          </table:table-cell>
          <table:table-cell/>
          <table:table-cell office:value-type="float" office:value="0.763016078380118" calcext:value-type="float">
            <text:p>0.7630160784</text:p>
          </table:table-cell>
        </table:table-row>
        <table:table-row table:style-name="ro1">
          <table:table-cell office:value-type="float" office:value="0.0764739632606506" calcext:value-type="float">
            <text:p>0.0764739633</text:p>
          </table:table-cell>
          <table:table-cell/>
          <table:table-cell office:value-type="float" office:value="0.786534262038727" calcext:value-type="float">
            <text:p>0.786534262</text:p>
          </table:table-cell>
        </table:table-row>
        <table:table-row table:style-name="ro1">
          <table:table-cell office:value-type="float" office:value="0.0774035704135895" calcext:value-type="float">
            <text:p>0.0774035704</text:p>
          </table:table-cell>
          <table:table-cell/>
          <table:table-cell office:value-type="float" office:value="0.776797349152953" calcext:value-type="float">
            <text:p>0.7767973492</text:p>
          </table:table-cell>
        </table:table-row>
        <table:table-row table:style-name="ro1">
          <table:table-cell office:value-type="float" office:value="0.0777804917097092" calcext:value-type="float">
            <text:p>0.0777804917</text:p>
          </table:table-cell>
          <table:table-cell/>
          <table:table-cell office:value-type="float" office:value="0.772849391337108" calcext:value-type="float">
            <text:p>0.7728493913</text:p>
          </table:table-cell>
        </table:table-row>
        <table:table-row table:style-name="ro1">
          <table:table-cell office:value-type="float" office:value="0.0797367525100708" calcext:value-type="float">
            <text:p>0.0797367525</text:p>
          </table:table-cell>
          <table:table-cell/>
          <table:table-cell office:value-type="float" office:value="0.752359078913458" calcext:value-type="float">
            <text:p>0.7523590789</text:p>
          </table:table-cell>
        </table:table-row>
        <table:table-row table:style-name="ro1">
          <table:table-cell office:value-type="float" office:value="0.0749461898207665" calcext:value-type="float">
            <text:p>0.0749461898</text:p>
          </table:table-cell>
          <table:table-cell/>
          <table:table-cell office:value-type="float" office:value="0.8025365021746" calcext:value-type="float">
            <text:p>0.8025365022</text:p>
          </table:table-cell>
        </table:table-row>
        <table:table-row table:style-name="ro1">
          <table:table-cell office:value-type="float" office:value="0.0759913393855095" calcext:value-type="float">
            <text:p>0.0759913394</text:p>
          </table:table-cell>
          <table:table-cell/>
          <table:table-cell office:value-type="float" office:value="0.79158937226888" calcext:value-type="float">
            <text:p>0.7915893723</text:p>
          </table:table-cell>
        </table:table-row>
        <table:table-row table:style-name="ro1">
          <table:table-cell office:value-type="float" office:value="0.0766996297240257" calcext:value-type="float">
            <text:p>0.0766996297</text:p>
          </table:table-cell>
          <table:table-cell/>
          <table:table-cell office:value-type="float" office:value="0.78417058111375" calcext:value-type="float">
            <text:p>0.7841705811</text:p>
          </table:table-cell>
        </table:table-row>
        <table:table-row table:style-name="ro1">
          <table:table-cell office:value-type="float" office:value="0.205069016218185" calcext:value-type="float">
            <text:p>0.2050690162</text:p>
          </table:table-cell>
          <table:table-cell/>
          <table:table-cell office:value-type="float" office:value="0.560399035785673" calcext:value-type="float">
            <text:p>0.5603990358</text:p>
          </table:table-cell>
        </table:table-row>
        <table:table-row table:style-name="ro1">
          <table:table-cell office:value-type="float" office:value="0.205069016218185" calcext:value-type="float">
            <text:p>0.2050690162</text:p>
          </table:table-cell>
          <table:table-cell/>
          <table:table-cell office:value-type="float" office:value="0.560399035785673" calcext:value-type="float">
            <text:p>0.5603990358</text:p>
          </table:table-cell>
        </table:table-row>
        <table:table-row table:style-name="ro1">
          <table:table-cell office:value-type="float" office:value="0.290158811310927" calcext:value-type="float">
            <text:p>0.2901588113</text:p>
          </table:table-cell>
          <table:table-cell/>
          <table:table-cell office:value-type="float" office:value="1.45164854873013" calcext:value-type="float">
            <text:p>1.4516485487</text:p>
          </table:table-cell>
        </table:table-row>
        <table:table-row table:style-name="ro1">
          <table:table-cell office:value-type="float" office:value="0.280250097811222" calcext:value-type="float">
            <text:p>0.2802500978</text:p>
          </table:table-cell>
          <table:table-cell/>
          <table:table-cell office:value-type="float" office:value="1.34786247108247" calcext:value-type="float">
            <text:p>1.3478624711</text:p>
          </table:table-cell>
        </table:table-row>
        <table:table-row table:style-name="ro1">
          <table:table-cell office:value-type="float" office:value="0.257874133686225" calcext:value-type="float">
            <text:p>0.2578741337</text:p>
          </table:table-cell>
          <table:table-cell/>
          <table:table-cell office:value-type="float" office:value="1.11349162665476" calcext:value-type="float">
            <text:p>1.1134916267</text:p>
          </table:table-cell>
        </table:table-row>
        <table:table-row table:style-name="ro1">
          <table:table-cell office:value-type="float" office:value="0.278297011852264" calcext:value-type="float">
            <text:p>0.2782970119</text:p>
          </table:table-cell>
          <table:table-cell/>
          <table:table-cell office:value-type="float" office:value="1.32740541265658" calcext:value-type="float">
            <text:p>1.3274054127</text:p>
          </table:table-cell>
        </table:table-row>
        <table:table-row table:style-name="ro1">
          <table:table-cell office:value-type="float" office:value="0.277681525150935" calcext:value-type="float">
            <text:p>0.2776815252</text:p>
          </table:table-cell>
          <table:table-cell/>
          <table:table-cell office:value-type="float" office:value="1.32095866751886" calcext:value-type="float">
            <text:p>1.3209586675</text:p>
          </table:table-cell>
        </table:table-row>
        <table:table-row table:style-name="ro1">
          <table:table-cell office:value-type="float" office:value="0.283484830955664" calcext:value-type="float">
            <text:p>0.283484831</text:p>
          </table:table-cell>
          <table:table-cell/>
          <table:table-cell office:value-type="float" office:value="1.38174378829974" calcext:value-type="float">
            <text:p>1.3817437883</text:p>
          </table:table-cell>
        </table:table-row>
        <table:table-row table:style-name="ro1">
          <table:table-cell office:value-type="float" office:value="0.271782916784286" calcext:value-type="float">
            <text:p>0.2717829168</text:p>
          </table:table-cell>
          <table:table-cell/>
          <table:table-cell office:value-type="float" office:value="1.25917532642495" calcext:value-type="float">
            <text:p>1.2591753264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/>
          <table:table-cell office:value-type="string" calcext:value-type="string">
            <text:p>Desv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2:55:21.001883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12:55.420099771</meta:creation-date>
    <dc:date>2016-11-12T13:01:33.689109702</dc:date>
    <meta:editing-duration>PT19M53S</meta:editing-duration>
    <meta:editing-cycles>3</meta:editing-cycles>
    <meta:generator>LibreOffice/5.1.4.2$Linux_X86_64 LibreOffice_project/1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RTT Entre Saltos (Promediado)</text:p>
        </chart:title>
        <chart:legend chart:legend-position="end" svg:x="14.021cm" svg:y="4.201cm" style:legend-expansion="high" chart:style-name="ch3"/>
        <chart:plot-area chart:style-name="ch4" table:cell-range-address="Sheet1.A1:Sheet1.A23" chart:data-source-has-labels="row" svg:x="1.331cm" svg:y="1.275cm" svg:width="12.37cm" svg:height="6.564cm">
          <chartooo:coordinate-region svg:x="2.243cm" svg:y="1.474cm" svg:width="11.271cm" svg:height="5.718cm"/>
          <chart:axis chart:dimension="x" chart:name="primary-x" chart:style-name="ch5">
            <chart:title svg:x="7.088cm" svg:y="8.019cm" chart:style-name="ch6">
              <text:p>Salto</text:p>
            </chart:title>
          </chart:axis>
          <chart:axis chart:dimension="y" chart:name="primary-y" chart:style-name="ch7">
            <chart:title svg:x="0.451cm" svg:y="5.752cm" chart:style-name="ch8">
              <text:p>RTT (segundos)</text:p>
            </chart:title>
            <chart:grid chart:style-name="ch9" chart:class="major"/>
          </chart:axis>
          <chart:series chart:style-name="ch10" chart:values-cell-range-address="Sheet1.A1:Sheet1.A22" chart:label-cell-address="Sheet1.A23:Sheet1.A23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A23:Sheet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3208391666412">
                <text:p>0.0773208391666412</text:p>
                <draw:g>
                  <svg:desc>Sheet1.A1:Sheet1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3942458629608">
                <text:p>0.072394245862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9553899765015">
                <text:p>0.071955389976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9553899765015">
                <text:p>0.0719553899765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4148922562599">
                <text:p>0.0734148922562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7193024158478">
                <text:p>0.0787193024158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4739632606506">
                <text:p>0.0764739632606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4035704135895">
                <text:p>0.0774035704135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77804917097092">
                <text:p>0.0777804917097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97367525100708">
                <text:p>0.0797367525100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9461898207665">
                <text:p>0.0749461898207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59913393855095">
                <text:p>0.075991339385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6996297240257">
                <text:p>0.0766996297240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069016218185">
                <text:p>0.205069016218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5069016218185">
                <text:p>0.205069016218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0158811310927">
                <text:p>0.290158811310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0250097811222">
                <text:p>0.280250097811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74133686225">
                <text:p>0.25787413368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297011852264">
                <text:p>0.27829701185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7681525150935">
                <text:p>0.277681525150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484830955664">
                <text:p>0.283484830955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782916784286">
                <text:p>0.27178291678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16cm" svg:y="0.316cm" chart:style-name="ch2">
          <text:p>Desvio Relativo del Salto con Respecto a la Media</text:p>
        </chart:title>
        <chart:legend chart:legend-position="end" svg:x="13.598cm" svg:y="4.201cm" style:legend-expansion="high" chart:style-name="ch3"/>
        <chart:plot-area chart:style-name="ch4" table:cell-range-address="Sheet1.C1:Sheet1.C23" chart:data-source-has-labels="row" svg:x="1.331cm" svg:y="1.275cm" svg:width="11.947cm" svg:height="6.564cm">
          <chartooo:coordinate-region svg:x="2.058cm" svg:y="1.474cm" svg:width="11.033cm" svg:height="5.718cm"/>
          <chart:axis chart:dimension="x" chart:name="primary-x" chart:style-name="ch5">
            <chart:title svg:x="6.876cm" svg:y="8.019cm" chart:style-name="ch6">
              <text:p>Salto</text:p>
            </chart:title>
          </chart:axis>
          <chart:axis chart:dimension="y" chart:name="primary-y" chart:style-name="ch7">
            <chart:title svg:x="0.451cm" svg:y="5.633cm" chart:style-name="ch8">
              <text:p>(Xi- Media) / S</text:p>
            </chart:title>
            <chart:grid chart:style-name="ch9" chart:class="major"/>
          </chart:axis>
          <chart:series chart:style-name="ch10" chart:values-cell-range-address="Sheet1.C1:Sheet1.C22" chart:label-cell-address="Sheet1.C23:Sheet1.C23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663894706007">
                <text:p>0.777663894706007</text:p>
                <draw:g>
                  <svg:desc>Sheet1.C1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9266132995509">
                <text:p>0.82926613299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3862807539541">
                <text:p>0.833862807539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862807539541">
                <text:p>0.833862807539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575654778646">
                <text:p>0.818575654778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016078380118">
                <text:p>0.763016078380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534262038727">
                <text:p>0.786534262038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6797349152953">
                <text:p>0.776797349152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2849391337108">
                <text:p>0.772849391337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2359078913458">
                <text:p>0.752359078913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25365021746">
                <text:p>0.8025365021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158937226888">
                <text:p>0.79158937226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417058111375">
                <text:p>0.7841705811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0399035785673">
                <text:p>0.560399035785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0399035785673">
                <text:p>0.560399035785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164854873013">
                <text:p>1.45164854873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786247108247">
                <text:p>1.3478624710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349162665476">
                <text:p>1.11349162665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740541265658">
                <text:p>1.32740541265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2095866751886">
                <text:p>1.32095866751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174378829974">
                <text:p>1.38174378829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917532642495">
                <text:p>1.25917532642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